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84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13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YANG Data Tree</text:p>
          </draw:text-box>
        </draw:frame>
        <draw:custom-shape draw:style-name="gr1" draw:text-style-name="P4" draw:layer="layout" svg:width="5.11cm" svg:height="2.105cm" svg:x="10.683cm" svg:y="5.71cm">
          <text:p text:style-name="P3"><text:span text:style-name="T1">&lt;config&gt;</text:span><text:span text:style-name="T1"><text:line-break/></text:span><text:span text:style-name="T1">root containe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093cm" svg:height="1.507cm" svg:x="8.079cm" svg:y="10.361cm">
          <text:p text:style-name="P3"><text:span text:style-name="T1">list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4.112cm" svg:y="10.346cm">
          <text:p text:style-name="P3"><text:span text:style-name="T1">container</text:span></text:p>
          <draw:enhanced-geometry svg:viewBox="0 0 21600 21600" draw:type="mso-spt202" draw:enhanced-path="M 0 0 L 21600 0 21600 21600 0 21600 0 0 Z N"/>
        </draw:custom-shape>
        <draw:line draw:style-name="gr4" draw:layer="layout" svg:x1="13.349cm" svg:y1="7.882cm" svg:x2="9.665cm" svg:y2="10.26cm">
          <text:p/>
        </draw:line>
        <draw:line draw:style-name="gr5" draw:layer="layout" svg:x1="13.416cm" svg:y1="7.816cm" svg:x2="15.823cm" svg:y2="10.171cm">
          <text:p/>
        </draw:line>
        <draw:line draw:style-name="gr5" draw:layer="layout" svg:x1="15.428cm" svg:y1="11.996cm" svg:x2="14.523cm" svg:y2="13.369cm">
          <text:p/>
        </draw:line>
        <draw:line draw:style-name="gr5" draw:layer="layout" svg:x1="15.661cm" svg:y1="11.996cm" svg:x2="15.728cm" svg:y2="13.403cm">
          <text:p/>
        </draw:line>
        <draw:line draw:style-name="gr5" draw:layer="layout" svg:x1="15.772cm" svg:y1="11.944cm" svg:x2="16.9cm" svg:y2="13.269cm">
          <text:p/>
        </draw:line>
        <draw:custom-shape draw:style-name="gr6" draw:text-style-name="P4" draw:layer="layout" svg:width="3.093cm" svg:height="1.507cm" svg:x="11.32cm" svg:y="13.961cm">
          <text:p text:style-name="P3"><text:span text:style-name="T1">leaf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3.093cm" svg:height="1.507cm" svg:x="14.739cm" svg:y="13.928cm">
          <text:p text:style-name="P3"><text:span text:style-name="T1">leaf-list</text:span></text:p>
          <draw:enhanced-geometry svg:viewBox="0 0 21600 21600" draw:type="mso-spt202" draw:enhanced-path="M 0 0 L 21600 0 21600 21600 0 21600 0 0 Z N"/>
        </draw:custom-shape>
        <draw:line draw:style-name="gr5" draw:layer="layout" svg:x1="9.478cm" svg:y1="11.918cm" svg:x2="8.46cm" svg:y2="13.308cm">
          <text:p/>
        </draw:line>
        <draw:line draw:style-name="gr5" draw:layer="layout" svg:x1="9.598cm" svg:y1="11.935cm" svg:x2="9.665cm" svg:y2="13.342cm">
          <text:p/>
        </draw:line>
        <draw:line draw:style-name="gr5" draw:layer="layout" svg:x1="9.735cm" svg:y1="11.944cm" svg:x2="10.837cm" svg:y2="13.208cm">
          <text:p/>
        </draw:line>
        <draw:custom-shape draw:style-name="gr8" draw:text-style-name="P4" draw:layer="layout" svg:width="3.093cm" svg:height="1.473cm" svg:x="7.905cm" svg:y="13.994cm">
          <text:p text:style-name="P3"><text:span text:style-name="T1">anyxml</text:span></text:p>
          <draw:enhanced-geometry svg:viewBox="0 0 21600 21600" draw:type="mso-spt202" draw:enhanced-path="M 0 0 L 21600 0 21600 21600 0 21600 0 0 Z N"/>
        </draw:custom-shape>
        <draw:frame draw:style-name="gr9" draw:text-style-name="P5" draw:layer="layout" svg:width="11.217cm" svg:height="1.098cm" svg:x="7.32cm" svg:y="4.544cm">
          <draw:text-box>
            <text:p text:style-name="P5"><text:span text:style-name="T2">&lt;running&gt;, &lt;candidate&gt;, or &lt;startup&gt;</text:span>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12-03T15:59:18</dc:date>
    <meta:print-date>2000-12-09T21:37:10</meta:print-date>
    <meta:editing-cycles>606</meta:editing-cycles>
    <meta:editing-duration>PT202H57M19S</meta:editing-duration>
    <meta:generator>OpenOffice.org/3.1$Unix OpenOffice.org_project/310m19$Build-9420</meta:generator>
    <dc:creator>Andy Bierman</dc:cre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